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6cm" fo:min-width="3.8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72cm" fo:min-width="3.9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65cm" fo:min-width="3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46cm" fo:min-width="3.46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84cm" fo:min-width="3.09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7cm" svg:height="2.7cm" svg:x="6.2cm" svg:y="3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6.1cm" svg:height="2.7cm" svg:x="7.1cm" svg:y="25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1cm" svg:height="2.1cm" svg:x="6.5cm" svg:y="8.5cm">
          <text:p text:style-name="P1">Wprowadź: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7.8cm" svg:height="7.8cm" svg:x="5.8cm" svg:y="11.9cm">
          <text:p text:style-name="P1">Czy liczba dzieli </text:p>
          <text:p text:style-name="P1">sie przez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6.3cm" svg:height="1.9cm" svg:x="2.2cm" svg:y="20.5cm">
          <text:p text:style-name="P1">Wyprowadź a parzys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5.7cm" svg:height="1.8cm" svg:x="13.6cm" svg:y="20.5cm">
          <text:p text:style-name="P1">Wyprowadz a nieprzys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9.7cm" svg:y1="6.4cm" svg:x2="10.05cm" svg:y2="8.5cm" draw:start-shape="id1" draw:start-glue-point="8" draw:end-shape="id2" draw:end-glue-point="5" svg:d="M9700 6400v1051h350v1049" svg:viewBox="0 0 351 2101">
          <text:p/>
        </draw:connector>
        <draw:connector draw:style-name="gr7" draw:text-style-name="P1" draw:layer="layout" svg:x1="10.05cm" svg:y1="10.6cm" svg:x2="9.7cm" svg:y2="11.9cm" draw:start-shape="id2" draw:start-glue-point="8" draw:end-shape="id3" draw:end-glue-point="4" svg:d="M10050 10600v651h-350v649" svg:viewBox="0 0 351 1301">
          <text:p/>
        </draw:connector>
        <draw:connector draw:style-name="gr8" draw:text-style-name="P2" draw:layer="layout" svg:x1="5.8cm" svg:y1="15.8cm" svg:x2="5.35cm" svg:y2="20.5cm" draw:start-shape="id3" draw:start-glue-point="5" draw:end-shape="id4" draw:end-glue-point="5" svg:d="M5800 15800h-450v4700" svg:viewBox="0 0 451 4701">
          <text:p text:style-name="P1">tak</text:p>
        </draw:connector>
        <draw:connector draw:style-name="gr8" draw:text-style-name="P2" draw:layer="layout" svg:x1="13.6cm" svg:y1="15.8cm" svg:x2="16.45cm" svg:y2="20.5cm" draw:start-shape="id3" draw:start-glue-point="7" draw:end-shape="id5" draw:end-glue-point="5" svg:d="M13600 15800h2850v4700" svg:viewBox="0 0 2851 4701">
          <text:p text:style-name="P1">nie</text:p>
        </draw:connector>
        <draw:connector draw:style-name="gr7" draw:text-style-name="P1" draw:layer="layout" svg:x1="5.35cm" svg:y1="22.4cm" svg:x2="7.1cm" svg:y2="26.75cm" draw:start-shape="id4" draw:start-glue-point="8" draw:end-shape="id6" draw:end-glue-point="6" svg:d="M5350 22400v4350h1750" svg:viewBox="0 0 1751 4351">
          <text:p/>
        </draw:connector>
        <draw:connector draw:style-name="gr7" draw:text-style-name="P1" draw:layer="layout" svg:x1="16.45cm" svg:y1="22.3cm" svg:x2="13.2cm" svg:y2="26.75cm" draw:start-shape="id5" draw:start-glue-point="8" draw:end-shape="id6" draw:end-glue-point="10" svg:d="M16450 22300v4450h-3250" svg:viewBox="0 0 3251 44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03:20.892310750</meta:creation-date>
    <dc:date>2020-09-16T12:08:00.957799114</dc:date>
    <meta:editing-duration>PT4M30S</meta:editing-duration>
    <meta:editing-cycles>1</meta:editing-cycles>
    <meta:document-statistic meta:object-count="12"/>
    <meta:generator>LibreOffice/6.4.5.2$Linux_X86_64 LibreOffice_project/40$Build-2</meta:generator>
  </office:meta>
</office:document-meta>
</file>